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77cm"/>
    </style:style>
    <style:style style:name="co2" style:family="table-column">
      <style:table-column-properties fo:break-before="auto" style:column-width="3.676cm"/>
    </style:style>
    <style:style style:name="co3" style:family="table-column">
      <style:table-column-properties fo:break-before="auto" style:column-width="4.902cm"/>
    </style:style>
    <style:style style:name="co4" style:family="table-column">
      <style:table-column-properties fo:break-before="auto" style:column-width="3.321cm"/>
    </style:style>
    <style:style style:name="co5" style:family="table-column">
      <style:table-column-properties fo:break-before="auto" style:column-width="8.033cm"/>
    </style:style>
    <style:style style:name="co6" style:family="table-column">
      <style:table-column-properties fo:break-before="auto" style:column-width="8.387cm"/>
    </style:style>
    <style:style style:name="co7"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4.396cm" fo:break-before="auto" style:use-optimal-row-height="true"/>
    </style:style>
    <style:style style:name="ro5" style:family="table-row">
      <style:table-row-properties style:row-height="3.21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1.711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9.529cm" fo:break-before="auto" style:use-optimal-row-height="true"/>
    </style:style>
    <style:style style:name="ro12" style:family="table-row">
      <style:table-row-properties style:row-height="5.976cm" fo:break-before="auto" style:use-optimal-row-height="true"/>
    </style:style>
    <style:style style:name="ro13" style:family="table-row">
      <style:table-row-properties style:row-height="16.085cm" fo:break-before="auto" style:use-optimal-row-height="true"/>
    </style:style>
    <style:style style:name="ro14" style:family="table-row">
      <style:table-row-properties style:row-height="6.369cm" fo:break-before="auto" style:use-optimal-row-height="true"/>
    </style:style>
    <style:style style:name="ro15" style:family="table-row">
      <style:table-row-properties style:row-height="8.266cm" fo:break-before="auto" style:use-optimal-row-height="true"/>
    </style:style>
    <style:style style:name="ro16" style:family="table-row">
      <style:table-row-properties style:row-height="5.844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data-style-name="N37">
      <style:table-cell-properties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3" style:family="table-cell" style:parent-style-name="Default" style:data-style-name="N37">
      <style:table-cell-properties fo:background-color="#b2b2b2"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4"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5" style:family="table-cell" style:parent-style-name="Default">
      <style:table-cell-properties style:text-align-source="fix" style:repeat-content="false" fo:wrap-option="wrap" style:vertical-align="middle"/>
      <style:paragraph-properties fo:text-align="center" fo:margin-left="0cm"/>
      <style:text-properties fo:font-size="14pt" fo:font-weight="bold" style:font-size-asian="14pt" style:font-weight-asian="bold" style:font-size-complex="14pt" style:font-weight-complex="bold"/>
    </style:style>
    <style:style style:name="ce6"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zxx" style:country-complex="none" style:font-style-complex="normal" style:font-weight-complex="bold" style:text-emphasize="none" style:font-relief="none" style:text-overline-style="none" style:text-overline-color="font-color"/>
    </style:style>
    <style:style style:name="ce8" style:family="table-cell" style:parent-style-name="Default">
      <style:table-cell-properties fo:background-color="#b2b2b2"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zxx" style:country-complex="none"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zxx"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11"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14"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5"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17"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8pt" style:font-size-asian="8pt" style:font-size-complex="8pt"/>
    </style:style>
    <style:style style:name="ce18" style:family="table-cell" style:parent-style-name="Default">
      <style:table-cell-properties fo:background-color="#b2b2b2"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style>
    <style:style style:name="ce20"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style>
    <style:style style:name="ce23" style:family="table-cell" style:parent-style-name="Default">
      <style:table-cell-properties fo:background-color="#cccccc"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background-color="transparent"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ff0000"/>
    </style:style>
    <style:style style:name="ce50" style:family="table-cell" style:parent-style-name="Default">
      <style:table-cell-properties fo:background-color="#00a933"/>
    </style:style>
    <style:style style:name="ce51" style:family="table-cell" style:parent-style-name="Default">
      <style:table-cell-properties fo:background-color="#333333"/>
    </style:style>
    <style:style style:name="ce55" style:family="table-cell" style:parent-style-name="Default">
      <style:table-cell-properties fo:background-color="#ffff00"/>
    </style:style>
    <style:style style:name="T1"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Lucida Sans"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fo:color="#c9211e" fo:font-weight="bold" style:font-weight-asian="bold" style:font-weight-complex="bold"/>
    </style:style>
    <style:style style:name="T4" style:family="text">
      <style:text-properties fo:color="#c9211e"/>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weight="bold" style:font-weight-asian="bold" style:font-weight-complex="bold"/>
    </style:style>
    <style:style style:name="T7" style:family="text">
      <style:text-properties fo:font-size="8pt" style:font-size-asian="8pt" style:font-size-complex="8pt"/>
    </style:style>
    <style:style style:name="T8" style:family="text">
      <style:text-properties fo:color="#000000" fo:font-weight="bold" style:font-weight-asian="bold" style:font-weight-complex="bold"/>
    </style:style>
    <style:style style:name="T9" style:family="text">
      <style:text-properties style:font-name="Liberation Sans" fo:font-size="8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Liberation Sans" fo:font-size="8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bold" style:font-weight-complex="bold" style:font-style-asian="normal" style:font-style-complex="normal" style:text-emphasize="none" style:font-relief="none" style:text-overline-style="none" style:text-overline-color="font-color"/>
    </style:style>
    <style:style style:name="T11" style:family="text">
      <style:text-properties style:font-name="Liberation Sans" fo:font-size="8pt"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style-asian="normal" style:font-style-complex="normal" style:text-emphasize="none" style:font-relief="none" style:text-overline-style="none" style:text-overline-color="font-color" fo:font-weight="normal" style:font-weight-asian="normal" style:font-weight-complex="normal"/>
    </style:style>
    <style:style style:name="T12"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weight-asian="normal" style:font-weight-complex="normal" style:font-style-asian="normal" style:font-style-complex="normal" style:text-emphasize="none" style:font-relief="none" style:text-overline-style="none" style:text-overline-color="font-color" fo:font-size="11pt" style:font-size-asian="11pt" style:font-size-complex="11pt"/>
    </style:style>
    <style:style style:name="T13" style:family="text">
      <style:text-properties style:font-name="Liberation Sans"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16"/>
        <table:table-column table:style-name="co6" table:default-cell-style-name="ce16"/>
        <table:table-column table:style-name="co7" table:default-cell-style-name="Default"/>
        <table:table-row table:style-name="ro1">
          <table:table-cell table:style-name="ce1" office:value-type="string" calcext:value-type="string">
            <text:p>Data</text:p>
          </table:table-cell>
          <table:table-cell table:style-name="ce1" office:value-type="string" calcext:value-type="string">
            <text:p>Name</text:p>
          </table:table-cell>
          <table:table-cell table:style-name="ce1" office:value-type="string" calcext:value-type="string">
            <text:p>email</text:p>
          </table:table-cell>
          <table:table-cell table:style-name="ce1" office:value-type="string" calcext:value-type="string">
            <text:p>Phone</text:p>
          </table:table-cell>
          <table:table-cell table:style-name="ce14" office:value-type="string" calcext:value-type="string">
            <text:p>Surch</text:p>
          </table:table-cell>
          <table:table-cell table:style-name="ce14" office:value-type="string" calcext:value-type="string">
            <text:p>Offer</text:p>
          </table:table-cell>
          <table:table-cell/>
        </table:table-row>
        <table:table-row table:style-name="ro2">
          <table:table-cell table:style-name="ce2" office:value-type="date" office:date-value="2022-11-16" calcext:value-type="date">
            <text:p>16/11/22</text:p>
          </table:table-cell>
          <table:table-cell table:style-name="ce1" office:value-type="string" calcext:value-type="string">
            <text:p>Amanda Meszar</text:p>
          </table:table-cell>
          <table:table-cell table:style-name="ce1" table:number-columns-repeated="2"/>
          <table:table-cell table:style-name="ce15" office:value-type="string" calcext:value-type="string">
            <text:p>What are your prices like for a small 3 bedroom one floor (no closets) home 🏡 for cleaning?Dust, carpets, walls, in preparation for the holiday gathering in December. </text:p>
          </table:table-cell>
          <table:table-cell office:value-type="string" calcext:value-type="string">
            <text:p>$30/hour for home maintenance<text:span text:style-name="T5"> $</text:span>40/hour for deep cleaning. </text:p>
            <text:p>   Displacement: there is a charge of 20 dollars from 10 minutes of travel.</text:p>
            <text:p>It does not include cleaning products or vacuum cleaner. </text:p>
          </table:table-cell>
          <table:table-cell/>
        </table:table-row>
        <table:table-row table:style-name="ro3">
          <table:table-cell table:style-name="ce2" office:value-type="date" office:date-value="2022-12-13" calcext:value-type="date">
            <text:p>13/12/22</text:p>
          </table:table-cell>
          <table:table-cell table:style-name="ce1" office:value-type="string" calcext:value-type="string">
            <text:p>Marsha Bailey</text:p>
          </table:table-cell>
          <table:table-cell table:style-name="ce1" table:number-columns-repeated="2"/>
          <table:table-cell table:style-name="ce15" office:value-type="string" calcext:value-type="string">
            <text:p>I am in canfield. That’s about 35 min from warren…are you able to come that far? </text:p>
            <text:p>I prefer to pay per job,not per hour.  I pay when the work is complete, not up front.  That being said, would you like to provide a quote?</text:p>
          </table:table-cell>
          <table:table-cell table:style-name="ce15" office:value-type="string" calcext:value-type="string">
            <text:p>$30/hour for home maintenance. $40 /hour for deep cleaning. To be honest, I can't give you a price per job done, without me knowing what you need. Displacement: 20 dollars is charged from 10 minutes of displacement. Cleaning products and vacuum cleaner are not included. </text:p>
          </table:table-cell>
          <table:table-cell/>
        </table:table-row>
        <table:table-row table:style-name="ro1">
          <table:table-cell table:style-name="ce2" office:value-type="date" office:date-value="2022-12-20" calcext:value-type="date">
            <text:p>20/12/22</text:p>
          </table:table-cell>
          <table:table-cell table:style-name="ce1" office:value-type="string" calcext:value-type="string">
            <text:p>Sara Kellar</text:p>
          </table:table-cell>
          <table:table-cell table:style-name="ce1" table:number-columns-repeated="2"/>
          <table:table-cell table:style-name="ce15" office:value-type="string" calcext:value-type="string">
            <text:p>What do you charge </text:p>
          </table:table-cell>
          <table:table-cell table:style-name="ce15" office:value-type="string" calcext:value-type="string">
            <text:p>30 dollars per hour </text:p>
          </table:table-cell>
          <table:table-cell/>
        </table:table-row>
        <table:table-row table:style-name="ro4">
          <table:table-cell table:style-name="ce2" office:value-type="date" office:date-value="2022-12-21" calcext:value-type="date">
            <text:p>21/12/22</text:p>
          </table:table-cell>
          <table:table-cell table:style-name="ce1" office:value-type="string" calcext:value-type="string">
            <text:p>Maureen Kerr</text:p>
          </table:table-cell>
          <table:table-cell table:style-name="ce1"/>
          <table:table-cell table:style-name="ce13" office:value-type="string" calcext:value-type="string">
            <text:p>330 5026911 </text:p>
          </table:table-cell>
          <table:table-cell table:style-name="ce15" office:value-type="string" calcext:value-type="string">
            <text:p>Will be needing a housekeeper when we return to Ohio. Have had really bad luck since our regular housekeeper had to quit and take care of her sick mom and had another job cleaning for a business. I feel so badly she was only asking 10 an hour and had a problem not cleaning everything in site. Super conscientious. The last one I had although being paid hourly rushed through and it was impossible to clean this house in 4 hours. Small with way too much stuff to dust. Two day job. I’ll be a while till we return home . We stay here seven months.if you want to get in touch come June.</text:p>
          </table:table-cell>
          <table:table-cell table:style-name="ce15" office:value-type="string" calcext:value-type="string">
            <text:p>Prices estimate $30/hour for home maintenance. $ 40 /hour for deep cleaning. To be honest, I can't give you a price per job done, without me knowing what you need. Displacement: 20 dollars is charged from 10 minutes of displacement. </text:p>
          </table:table-cell>
          <table:table-cell table:style-name="ce49"/>
        </table:table-row>
        <table:table-row table:style-name="ro5">
          <table:table-cell table:style-name="ce2" office:value-type="date" office:date-value="2023-02-01" calcext:value-type="date">
            <text:p>01/02/23</text:p>
          </table:table-cell>
          <table:table-cell table:style-name="ce1" office:value-type="string" calcext:value-type="string">
            <text:p>Jay Dillar</text:p>
          </table:table-cell>
          <table:table-cell table:style-name="ce1" table:number-columns-repeated="2"/>
          <table:table-cell table:style-name="ce15" office:value-type="string" calcext:value-type="string">
            <text:p>I might be interested in your service. I have a spare room. That I want to get organized. Just need it organized. It'd be a few totes of clean clothes and shoes, and purses but I have shoe racks. My plan is to try and  condense and turn it into a little woman cave for my wife</text:p>
            <text:p>Also i have a closet just needs organized and condense. Will send picture's  soon</text:p>
          </table:table-cell>
          <table:table-cell table:style-name="ce15" office:value-type="string" calcext:value-type="string">
            <text:p>Send me pictures. Do you want cleaning? Do you just want to organize the room? </text:p>
          </table:table-cell>
          <table:table-cell/>
        </table:table-row>
        <table:table-row table:style-name="ro6">
          <table:table-cell table:style-name="ce2" office:value-type="date" office:date-value="2023-02-04" calcext:value-type="date">
            <text:p>04/02/23</text:p>
          </table:table-cell>
          <table:table-cell table:style-name="ce1" office:value-type="string" calcext:value-type="string">
            <text:p>Julie Tailor</text:p>
          </table:table-cell>
          <table:table-cell table:style-name="ce1" table:number-columns-repeated="2"/>
          <table:table-cell table:style-name="ce12" office:value-type="string" calcext:value-type="string">
            <text:p>What do you charge </text:p>
          </table:table-cell>
          <table:table-cell table:style-name="ce15"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table-row>
        <table:table-row table:style-name="ro3">
          <table:table-cell table:style-name="ce2" office:value-type="date" office:date-value="2023-02-04" calcext:value-type="date">
            <text:p>04/02/23</text:p>
          </table:table-cell>
          <table:table-cell table:style-name="ce1" office:value-type="string" calcext:value-type="string">
            <text:p>Sohir Roston</text:p>
          </table:table-cell>
          <table:table-cell table:style-name="ce1"/>
          <table:table-cell table:style-name="ce13" office:value-type="float" office:value="3307164009" calcext:value-type="float">
            <text:p>3307164009</text:p>
          </table:table-cell>
          <table:table-cell table:style-name="ce15" office:value-type="string" calcext:value-type="string">
            <text:p>I will work with you, I want deep cleaning, are you going to be working by yourself or someone with you …….IRON…<text:span text:style-name="T3"> </text:span></text:p>
          </table:table-cell>
          <table:table-cell table:style-name="ce15" office:value-type="string" calcext:value-type="string">
            <text:p>$30/hour for home maintenance. $ 40 /hour for deep cleaning. To be honest, I can't give you a price per job done, without me knowing what you need. Displacement: 20 dollars is charged from 10 minutes of displacement. ……<text:span text:style-name="T3">...80 2hours, masimo 5 hs</text:span></text:p>
          </table:table-cell>
          <table:table-cell table:style-name="ce50"/>
        </table:table-row>
        <table:table-row table:style-name="ro6">
          <table:table-cell table:style-name="ce2" office:value-type="date" office:date-value="2023-02-07" calcext:value-type="date">
            <text:p>07/02/23</text:p>
          </table:table-cell>
          <table:table-cell table:style-name="ce1" office:value-type="string" calcext:value-type="string">
            <text:p>Valery Hurt Tamura</text:p>
          </table:table-cell>
          <table:table-cell table:style-name="ce1" table:number-columns-repeated="2"/>
          <table:table-cell/>
          <table:table-cell table:style-name="ce15" office:value-type="string" calcext:value-type="string">
            <text:p>$ 50 /hour for deep cleaning. To be honest, I can't give you a price per job done, without me knowing what you need. Displacement: 20 dollars is charged from 10 minutes of displacement. </text:p>
          </table:table-cell>
          <table:table-cell/>
        </table:table-row>
        <table:table-row table:style-name="ro6">
          <table:table-cell table:style-name="ce2" office:value-type="date" office:date-value="2023-02-05" calcext:value-type="date">
            <text:p>05/02/23</text:p>
          </table:table-cell>
          <table:table-cell table:style-name="ce1" office:value-type="string" calcext:value-type="string">
            <text:p>Roxane Brounce</text:p>
          </table:table-cell>
          <table:table-cell table:style-name="ce1" table:number-columns-repeated="2"/>
          <table:table-cell table:style-name="ce12" office:value-type="string" calcext:value-type="string">
            <text:p>What do you charge </text:p>
          </table:table-cell>
          <table:table-cell table:style-name="ce15"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table-row>
        <table:table-row table:style-name="ro3">
          <table:table-cell table:style-name="ce2" office:value-type="date" office:date-value="2023-02-12" calcext:value-type="date">
            <text:p>12/02/23</text:p>
          </table:table-cell>
          <table:table-cell table:style-name="ce1" office:value-type="string" calcext:value-type="string">
            <text:p>Jenifer Graves</text:p>
          </table:table-cell>
          <table:table-cell table:style-name="ce1" table:number-columns-repeated="2"/>
          <table:table-cell office:value-type="string" calcext:value-type="string">
            <text:p>I have a room that needs severe help with organizing and someone to come clean on a regular basis. I would be interested in a quote</text:p>
          </table:table-cell>
          <table:table-cell office:value-type="string" calcext:value-type="string">
            <text:p>I am an expert in organizing family homes and tidying them. </text:p>
            <text:p>My budget is $200 for regular cleaning every week. </text:p>
            <text:p>The room I have to see it , you can send me pictures or a small video.</text:p>
          </table:table-cell>
          <table:table-cell/>
        </table:table-row>
        <table:table-row table:style-name="ro7">
          <table:table-cell table:style-name="ce2" office:value-type="date" office:date-value="2023-02-16" calcext:value-type="date">
            <text:p>16/02/23</text:p>
          </table:table-cell>
          <table:table-cell table:style-name="ce1" office:value-type="string" calcext:value-type="string">
            <text:p>Johanna Lancaster</text:p>
          </table:table-cell>
          <table:table-cell table:style-name="ce1" table:number-columns-repeated="2"/>
          <table:table-cell table:style-name="ce11" office:value-type="string" calcext:value-type="string">
            <text:p>What’s your prices </text:p>
          </table:table-cell>
          <table:table-cell table:style-name="ce15" office:value-type="string" calcext:value-type="string">
            <text:p>Estimated minimum price: $200 (Maintenance cleaning) Displacement: $20 are charged Cleaning products and vacuum cleaner: are not included in the price. </text:p>
          </table:table-cell>
          <table:table-cell/>
        </table:table-row>
        <table:table-row table:style-name="ro5">
          <table:table-cell table:style-name="ce2" office:value-type="date" office:date-value="2023-02-23" calcext:value-type="date">
            <text:p>23/02/23</text:p>
          </table:table-cell>
          <table:table-cell table:style-name="ce1" office:value-type="string" calcext:value-type="string">
            <text:p>Brenda B</text:p>
          </table:table-cell>
          <table:table-cell table:style-name="ce1" table:number-columns-repeated="2"/>
          <table:table-cell office:value-type="string" calcext:value-type="string">
            <text:p>what is your houy charge? --------------How many come with you when you clean?---------Do you help with organization and decluttering before doing any Cleaning? I need to declutter and organize, and clean by room if possible-------.What is your charge for this.---------<text:span text:style-name="T4">I am currently dealing with my son's illness. We travel to Cincinnati a lot. When things calm down, I will contact you.</text:span></text:p>
          </table:table-cell>
          <table:table-cell table:style-name="ce15" office:value-type="string" calcext:value-type="string">
            <text:p>$40/hour for home maintenance. $ 50 /hour for deep cleaning. To be honest, I can't give you a price per job done, without me knowing what you need. Displacement: 20 dollars is charged from 10 minutes of displacement. --------I still work alone .In summary:</text:p>
            <text:p>a 4-hour morning is a minimum of 160 dollars.  Then you look at the degree of difficulty.-------I am a home organizer------ The estimate is a minimum of $100.. </text:p>
          </table:table-cell>
          <table:table-cell/>
        </table:table-row>
        <table:table-row table:style-name="ro8">
          <table:table-cell table:style-name="ce2" office:value-type="date" office:date-value="2023-02-09" calcext:value-type="date">
            <text:p>09/02/23</text:p>
          </table:table-cell>
          <table:table-cell table:style-name="ce1" office:value-type="string" calcext:value-type="string">
            <text:p>Bob Ciulei- Agente inmobiliario</text:p>
          </table:table-cell>
          <table:table-cell table:style-name="ce1" table:number-columns-repeated="2"/>
          <table:table-cell office:value-type="string" calcext:value-type="string">
            <text:p>would like to know more about your service and do you have any references-------I have a 3 bedroom house that I would liked cleaned every 2 to 3 weeks</text:p>
          </table:table-cell>
          <table:table-cell table:style-name="ce15" office:value-type="string" calcext:value-type="string">
            <text:p>My approximate fee is $200 I also have to calculate the trip. Displacement: 20 dollars is charged from 10 minutes of displacement.</text:p>
          </table:table-cell>
          <table:table-cell table:style-name="ce51"/>
        </table:table-row>
        <table:table-row table:style-name="ro2">
          <table:table-cell table:style-name="ce2" office:value-type="date" office:date-value="2023-02-09" calcext:value-type="date">
            <text:p>09/02/23</text:p>
          </table:table-cell>
          <table:table-cell table:style-name="ce6" office:value-type="string" calcext:value-type="string">
            <text:p>Katrena Mitchell </text:p>
          </table:table-cell>
          <table:table-cell table:style-name="ce1" office:value-type="string" calcext:value-type="string">
            <text:p>1849 Coventry Ave NE, Warren</text:p>
          </table:table-cell>
          <table:table-cell table:style-name="ce6" office:value-type="string" calcext:value-type="string">
            <text:p>330.219.5584 </text:p>
          </table:table-cell>
          <table:table-cell office:value-type="string" calcext:value-type="string">
            <text:p>Hello. I’m looking for a cleaning lady. Are you interested in Warren area? If so, what are your pricing info please.---------<text:span text:style-name="T4">We will have to reschedule. My deepest apologies. I’m in the hospital and not sure when I will return. I will contact you soon</text:span></text:p>
          </table:table-cell>
          <table:table-cell table:style-name="ce12" office:value-type="string" calcext:value-type="string">
            <text:p>Estimated prices $ 200 To be honest, I cannot give you a price for work done, without knowing what you need. Displacement: $20 is charged from 10 minutes of displacement. </text:p>
          </table:table-cell>
          <table:table-cell/>
        </table:table-row>
        <table:table-row table:style-name="ro2">
          <table:table-cell table:style-name="ce2" office:value-type="date" office:date-value="2023-02-12" calcext:value-type="date">
            <text:p>12/02/23</text:p>
          </table:table-cell>
          <table:table-cell table:style-name="ce1" office:value-type="string" calcext:value-type="string">
            <text:p>Sandra Muddiman</text:p>
          </table:table-cell>
          <table:table-cell table:style-name="ce6" office:value-type="string" calcext:value-type="string">
            <text:p><text:a xlink:href="mailto:s.west6@yahoo.com" xlink:type="simple">s.west6@yahoo.com</text:a> </text:p>
          </table:table-cell>
          <table:table-cell table:style-name="ce1" office:value-type="string" calcext:value-type="string">
            <text:p>480-349-9737</text:p>
          </table:table-cell>
          <table:table-cell office:value-type="string" calcext:value-type="string">
            <text:p>When could you come to give a quote? I do not want a deep cleaning right now as I have a normal seasonal schedule for doing that. I just need someone to come out every two weeks and dust and vacuum and wipe down the kitchen and bathrooms</text:p>
          </table:table-cell>
          <table:table-cell table:style-name="ce15" office:value-type="string" calcext:value-type="string">
            <text:p>My budget is $200 once a fortnight if you are near zip code 44483. Cleaning products and vacuuming are not included. </text:p>
          </table:table-cell>
          <table:table-cell/>
        </table:table-row>
        <table:table-row table:style-name="ro5">
          <table:table-cell table:style-name="ce2" office:value-type="date" office:date-value="2023-03-03" calcext:value-type="date">
            <text:p>03/03/23</text:p>
          </table:table-cell>
          <table:table-cell table:style-name="ce1" office:value-type="string" calcext:value-type="string">
            <text:p>Katy Wertman</text:p>
          </table:table-cell>
          <table:table-cell table:style-name="ce1" table:number-columns-repeated="2"/>
          <table:table-cell table:style-name="ce11" office:value-type="string" calcext:value-type="string">
            <text:p><text:span text:style-name="T5">Vi su mensaje publicamente y le he escrito- queria baño y landry a fondo despues de una reforma allí. Luego ella me contestó------</text:span>Do you have a number I can call. I’d like to get your information! -----Honey I honestly think you are too far from me. My son lives in Warren and it’s a long drive. I wasn’t thinking about paying travel time. Thanks for your time but I’m going to find someone closer to me.-</text:p>
          </table:table-cell>
          <table:table-cell table:style-name="ce15" office:value-type="string" calcext:value-type="string">
            <text:p>I can be 5hs for 200$ plus 20$ for travel. I am an expert in deep cleaning. </text:p>
          </table:table-cell>
          <table:table-cell/>
        </table:table-row>
        <table:table-row table:style-name="ro9">
          <table:table-cell table:style-name="ce2" office:value-type="date" office:date-value="2023-03-10" calcext:value-type="date">
            <text:p>10/03/23</text:p>
          </table:table-cell>
          <table:table-cell table:style-name="ce1" office:value-type="string" calcext:value-type="string">
            <text:p>Susan D. Novak</text:p>
          </table:table-cell>
          <table:table-cell table:style-name="ce1"/>
          <table:table-cell table:style-name="ce1" office:value-type="float" office:value="3305405721" calcext:value-type="float">
            <text:p>3305405721</text:p>
          </table:table-cell>
          <table:table-cell table:style-name="ce17" office:value-type="string" calcext:value-type="string">
            <text:p>My mom lives in Howland and is looking for help with cleaning. Do you have a price list? I know some people want a minimum of 4 hours to accept the job<text:span text:style-name="T6">--------</text:span>. Thank you Ana for the proposal. I will ask mom when she decides she really wants to hire a cleaning person. You sound very thorough and professional!-------I would say their prices are very reasonable. What's more, my mother is 88 years old and still not sure what she wants.</text:p>
          </table:table-cell>
          <table:table-cell table:style-name="ce17" office:value-type="string" calcext:value-type="string">
            <text:p>Maintenance cleanings start at $200.00 </text:p>
            <text:p>Weekly Bi-weekly Monthly</text:p>
            <text:p>$160.00 $180.00 $200.00</text:p>
            <text:p>Trip charge is $20.</text:p>
            <text:p>First time in house always starts at $200.00.</text:p>
            <text:p>Estimate depends on square footage, age and general condition of the house.</text:p>
            <text:p/>
            <text:p>Deep cleanings start at $450 for 1249 square feet and increase by 20% for each additional 220 square feet.</text:p>
            <text:p/>
            <text:p>We can then proceed with routine maintenance cleaning.  </text:p>
          </table:table-cell>
          <table:table-cell/>
        </table:table-row>
        <table:table-row table:style-name="ro10">
          <table:table-cell table:style-name="ce2" office:value-type="date" office:date-value="2023-03-24" calcext:value-type="date">
            <text:p>24/03/23</text:p>
          </table:table-cell>
          <table:table-cell table:style-name="ce7" office:value-type="string" calcext:value-type="string">
            <text:p><text:a xlink:href="https://nextdoor.com/profile/60031671/?is=chat_conversation" xlink:type="simple">Sherry Gordon</text:a> </text:p>
          </table:table-cell>
          <table:table-cell table:style-name="ce1" table:number-columns-repeated="2"/>
          <table:table-cell table:style-name="ce11" office:value-type="string" calcext:value-type="string">
            <text:p>So what do you charge? I have two rooms I'd like to organize<text:span text:style-name="T6">……</text:span>  I will get back with you in the next couple days. I'll send you pictures. My main thing is I just want to organize the room. I tore one room apart and then I put stuff back in but never really organized it and it's kind of my office and the other is a bedroom spare bedroom with nobody in it but tons of piles of clothes bed linens, a big rack with more clothes on it lol and shoes you can hardly walk in there. I can't stand it I'm overwhelmed……</text:p>
          </table:table-cell>
          <table:table-cell office:value-type="string" calcext:value-type="string">
            <text:p>I would like to request some photos of the rooms you wish to arrange in order to understand your needs. Also, I would like to know more details about what you need in terms of organization.</text:p>
            <text:p/>
            <text:p> For example, do you need hangers, drawers, cardboard boxes or garbage bags, and are there any particular items you would like to incorporate into the décor?</text:p>
            <text:p/>
            <text:p>I would also like to know when you would like to carry out this project so I can adjust my schedule and offer you the best possible service.</text:p>
          </table:table-cell>
          <table:table-cell/>
        </table:table-row>
        <table:table-row table:style-name="ro11">
          <table:table-cell table:style-name="ce3" office:value-type="date" office:date-value="2023-04-03" calcext:value-type="date">
            <text:p>03/04/23</text:p>
          </table:table-cell>
          <table:table-cell table:style-name="ce8" office:value-type="string" calcext:value-type="string">
            <text:p>Devon Chambers</text:p>
          </table:table-cell>
          <table:table-cell table:style-name="ce10" table:number-columns-repeated="2"/>
          <table:table-cell table:style-name="ce18" office:value-type="string" calcext:value-type="string">
            <text:p>NEED CLEANING CREW RECOMMENDATIONS Due to a number of health issues I am looking for one (or ideally) two reliable people who can help with cleaning (kitchen, living room, bathroom … etc) in a large apartment AND cleaning out of an apartment (lifting and moving) for reasonable rates. This may be a big job! Needing this ASAP – someone who has availability now. In the process of downsizing as well as needing help with catching back up on all the cleaning. </text:p>
          </table:table-cell>
          <table:table-cell table:style-name="ce22" office:value-type="string" calcext:value-type="string">
            <text:p><text:span text:style-name="T7">I have 30 years of experience in cleaning family homes. If you want you can look at my profile. I like to publish my cleaning tips. </text:span></text:p>
            <text:p><text:span text:style-name="T7">And we can go two people to clean.</text:span></text:p>
            <text:p><text:span text:style-name="T7">Here is my proposal.</text:span></text:p>
            <text:p/>
            <text:p><text:span text:style-name="T7">I have created 3 packs of cleaning services for this spring summer</text:span></text:p>
            <text:p><text:span text:style-name="T7">Pack 1: every week --------- $150 </text:span></text:p>
            <text:p><text:span text:style-name="T7">Pack 2 once a fortnight-----$200 </text:span></text:p>
            <text:p><text:span text:style-name="T7">Pack 3 once a month------- $250</text:span></text:p>
            <text:p/>
            <text:p><text:span text:style-name="T7">1 Bathrooms refresh</text:span></text:p>
            <text:p><text:span text:style-name="T7">  vacuuming and mopping</text:span></text:p>
            <text:p><text:span text:style-name="T7">  dusting </text:span></text:p>
            <text:p><text:span text:style-name="T7">  kitchen refresh</text:span></text:p>
            <text:p><text:span text:style-name="T7">2 Bathrooms refresh</text:span></text:p>
            <text:p><text:span text:style-name="T7">  vacuuming and mopping common areas</text:span></text:p>
            <text:p><text:span text:style-name="T7">  kitchen refresh</text:span></text:p>
            <text:p><text:span text:style-name="T7">  dusting</text:span></text:p>
            <text:p><text:span text:style-name="T7">3 Bathrooms refresh</text:span></text:p>
            <text:p><text:span text:style-name="T7">  vacuuming and mopping common areas</text:span></text:p>
            <text:p><text:span text:style-name="T7">  kitchen refresh</text:span></text:p>
            <text:p><text:span text:style-name="T7">Displacement $20</text:span></text:p>
            <text:p><text:span text:style-name="T7">For family houses with 2 bathrooms and 2 toilets, 3 bedrooms, living room, dining room and kitchen.</text:span></text:p>
            <text:p><text:span text:style-name="T7">If the house is bigger, I suggest to hire more packs.</text:span></text:p>
            <text:p><text:span text:style-name="T7">I also have PLUS prices like refrigerator c</text:span>leaning for example.</text:p>
          </table:table-cell>
          <table:table-cell/>
        </table:table-row>
        <table:table-row table:style-name="ro12">
          <table:table-cell table:style-name="ce4"/>
          <table:table-cell table:style-name="ce4" office:value-type="string" calcext:value-type="string">
            <text:p>Jo Anna Dummel- Tiene un anticuario</text:p>
          </table:table-cell>
          <table:table-cell table:style-name="ce4" table:number-columns-repeated="2"/>
          <table:table-cell table:style-name="ce19" office:value-type="string" calcext:value-type="string">
            <text:p>Can u send me pics of your organizing. How much do u charge?</text:p>
          </table:table-cell>
          <table:table-cell table:style-name="ce23" office:value-type="string" calcext:value-type="string">
            <text:p>I don't have pictures, I did this work in Spain and the clients didn't like me taking pictures. What I do is to put in order every place in the house. I use a criterion that I have learned in 33 years. For example: In the bathroom the toilet paper must have a storage place as well as the towels. If this is not possible, they should be in a nearby place like a closet that connects to the bedrooms. I like to sort out what goes where in the house. In the bathroom having boxes inside the cabinets is very helpful when cleaning and finding what you are looking for. And also little transparent drawers. I could tell you many things. For example: a room in chaos, full of clothes and shoes if it's just tidying could be between 150-300. Tell me what you need to sort Closets, shelves, dressers, drawers, your store, etc. </text:p>
          </table:table-cell>
          <table:table-cell/>
        </table:table-row>
        <table:table-row table:style-name="ro5">
          <table:table-cell table:style-name="ce2" office:value-type="date" office:date-value="2023-03-24" calcext:value-type="date">
            <text:p>24/03/23</text:p>
          </table:table-cell>
          <table:table-cell table:style-name="ce1" office:value-type="string" calcext:value-type="string">
            <text:p>Greg sed</text:p>
          </table:table-cell>
          <table:table-cell table:style-name="ce1" table:number-columns-repeated="2"/>
          <table:table-cell table:style-name="ce11" office:value-type="string" calcext:value-type="string">
            <text:p>What all kind of services do you offer.<text:span text:style-name="T6">----</text:span>-I.might be interested in home cleaning you offer. What all do u offer during that time</text:p>
          </table:table-cell>
          <table:table-cell table:style-name="ce24" office:value-type="string" calcext:value-type="string">
            <text:p> 1.Residential home cleaning</text:p>
            <text:p> 2. Home organization<text:span text:style-name="T8">----</text:span> You can choose between these services. The minimum per service is $150. Displacement....$20 up to 8 miles Maintenance Room $40 bathroom $40 kitchen. surfaces $40 living room $40 Appliances inside Refrigerator $50-$100 Oven $50-$100 Microwave $20 Kitchen cabinets S M L $25-$50-$80I have more prices. But with this you can orient yourself. </text:p>
          </table:table-cell>
          <table:table-cell/>
        </table:table-row>
        <table:table-row table:style-name="ro13">
          <table:table-cell table:style-name="ce2" office:value-type="date" office:date-value="2023-04-23" calcext:value-type="date">
            <text:p>23/04/23</text:p>
          </table:table-cell>
          <table:table-cell table:style-name="ce9" office:value-type="string" calcext:value-type="string">
            <text:p>JoAnn McKendrick</text:p>
          </table:table-cell>
          <table:table-cell table:style-name="ce11" office:value-type="string" calcext:value-type="string">
            <text:p>I live in southington,ohio </text:p>
          </table:table-cell>
          <table:table-cell table:style-name="ce1"/>
          <table:table-cell office:value-type="string" calcext:value-type="string">
            <text:p>Would like you to give me an estimate to clean for me</text:p>
          </table:table-cell>
          <table:table-cell office:value-type="string" calcext:value-type="string">
            <text:p><text:span text:style-name="T9">Cleaning and organization services for the home</text:span></text:p>
            <text:p><text:span text:style-name="T9">30 years of experience </text:span></text:p>
            <text:p/>
            <text:p><text:span text:style-name="T9">These questions will allow me to have a clear idea of what you need and I can offer you a quick quote and personalized and efficient service.</text:span></text:p>
            <text:p/>
            <text:p><text:span text:style-name="T9">1.  What service are you looking for?  (Deep cleaning, maintenance cleaning, move-out cleaning, etc.)</text:span></text:p>
            <text:p><text:span text:style-name="T9">2. How many square feet is the leaving area in your house? How many rooms and how many bathrooms?</text:span></text:p>
            <text:p><text:span text:style-name="T9">3. Do you need laundry done, and would you like the bedding to be change with every service?</text:span></text:p>
            <text:p><text:span text:style-name="T9">4. Do you have any special requests?</text:span></text:p>
            <text:p><text:span text:style-name="T9">5. How often would you like the service? </text:span></text:p>
            <text:p><text:span text:style-name="T10">Daily, bi-weekly, monthy, seasonal, or a deep cleaning every 6 months?</text:span></text:p>
            <text:p><text:span text:style-name="T10">6. Do you “have’ any pets?</text:span></text:p>
            <text:p><text:span text:style-name="T10">7.  Do you need any additional Cleaning and o</text:span><text:span text:style-name="T11">rganization services for the home</text:span></text:p>
            <text:p><text:span text:style-name="T9">30 years of experience </text:span></text:p>
            <text:p/>
            <text:p><text:span text:style-name="T9">These questions will allow me to have a clear idea of what you need and I can offer you a quick quote and personalized and efficient service.</text:span></text:p>
            <text:p/>
            <text:p><text:span text:style-name="T9">1.  What service are you looking for?  (Deep cleaning, maintenance cleaning, move-out cleaning, etc.)</text:span></text:p>
            <text:p><text:span text:style-name="T9">2. How many square feet is the leaving area in your house? How many rooms and how many bathrooms?</text:span></text:p>
            <text:p><text:span text:style-name="T9">3. D</text:span><text:span text:style-name="T12">o you need laundry done, and would you like the bedding to be change with every service?</text:span></text:p>
            <text:p><text:span text:style-name="T13">4. Do you have any special requests?</text:span></text:p>
            <text:p><text:span text:style-name="T13">5. How often would you like the service? </text:span></text:p>
            <text:p><text:span text:style-name="T13">Daily, bi-weekly, monthy, seasonal, or a deep cleaning every 6 months?</text:span></text:p>
            <text:p><text:span text:style-name="T13">6. Do you “have’ any pets?</text:span></text:p>
            <text:p><text:span text:style-name="T13">7.  Do you need any additional services not included in the routine cleaning? Inside appliances, inside cabinets, drawers, or any special requests?</text:span></text:p>
            <text:p><text:span text:style-name="T13">My quick estimate is a minimum of $150 per week. maintenance cleaning</text:span></text:p>
            <text:p/>
          </table:table-cell>
          <table:table-cell/>
        </table:table-row>
        <table:table-row table:style-name="ro14">
          <table:table-cell table:style-name="ce1" office:value-type="string" calcext:value-type="string">
            <text:p>Victoria Demagall</text:p>
          </table:table-cell>
          <table:table-cell table:style-name="ce1" office:value-type="string" calcext:value-type="string">
            <text:p>04/29/23</text:p>
          </table:table-cell>
          <table:table-cell table:style-name="ce12" office:value-type="string" calcext:value-type="string">
            <text:p>Vienna, Avalon Creek</text:p>
          </table:table-cell>
          <table:table-cell table:style-name="ce1"/>
          <table:table-cell table:style-name="ce20" office:value-type="string" calcext:value-type="string">
            <text:p>Do you charge an hourly rate for general housekeeping? And will you come to Vienna, Avalon Creek apartments? I have a 2 bedroom, 2 bath 1300sq ft. I am disabled and have a hard time keeping up with things. ------------Hello Ana, thank you for the quick response! I think cleaning service is out of my budget range for now. I wish you well with your business and will contact you if my finances change. Thanks again!</text:p>
          </table:table-cell>
          <table:table-cell table:style-name="ce21" office:value-type="string" calcext:value-type="string">
            <text:p>1. if I can go to Vienna 2. My services are The price of $150 weekly $200 Bi-weekly $250 once a month It will be about 5 hours the first time, because I have to get to know the house. 3. First time cash payment $200 4. These prices are without cleaning products I understand that you want to see your house clean, it is better and healthier physically and mentally to have it tidy. I have lived in Ohio for a year now. I come from Europe. I have worked 30 years in Spain in family homes. With a to-do list we will get along very well. I don't speak English well but it's not a problem, I have a translator. Leave me a text message on my cell phone I can go this week, this Monday and Thursday I can NOT. In the morning at 8am or whatever time you want. Very important for me: I need to know if you have cleaning products, vacuum cleaner and microfiber cloths. -----------.</text:p>
          </table:table-cell>
          <table:table-cell/>
        </table:table-row>
        <table:table-row table:style-name="ro15">
          <table:table-cell table:style-name="ce1" office:value-type="string" calcext:value-type="string">
            <text:p>Barbara Gill</text:p>
          </table:table-cell>
          <table:table-cell table:style-name="ce1" office:value-type="string" calcext:value-type="string">
            <text:p><text:span text:style-name="T1">06/05/</text:span>23</text:p>
          </table:table-cell>
          <table:table-cell table:style-name="ce1" table:number-columns-repeated="2"/>
          <table:table-cell table:style-name="ce21" office:value-type="string" calcext:value-type="string">
            <text:p>It’s a fairly small house, and I only have the public rooms cleaned…kitchen, living/dining rooms, family room, one small bathroom and an entry way off the garage. I was only paying $50 for 2 hours of cleaning twice a month. ……….1. Last time cleaned was 2 weeks ago. Family room floor vacuumed this past week.</text:p>
            <text:p>    The house is about 44 yrs old now. </text:p>
            <text:p>2. Yes I can supply above items except for rubber gloves.</text:p>
            <text:p>3. Garage floor i cement, wood porch and steps…………………  I’m trying to figure if I could make it work. I never have much money on hand but instead use a checking account. Not sure if once a month will be good for me even though it’s the same amount of hours. I’ll keep you posted ok?</text:p>
          </table:table-cell>
          <table:table-cell table:style-name="ce17" office:value-type="string" calcext:value-type="string">
            <text:p>Let me ask</text:p>
            <text:p>1. When was the last time you have cleaned these areas and how old the house is?</text:p>
            <text:p>2. Cleaning supplies, microfiber cloths, paper towels, rubber gloves, vacuum and scrubber are not included in the price.</text:p>
            <text:p>Can you provide them?                                 3. What material is the garage entrance floor made of?---------- -My plan is as follows</text:p>
            <text:p/>
            <text:p>Refresh environments</text:p>
            <text:p>Vacuum and mop public rooms.... living room/dining room, family room</text:p>
            <text:p>Kitchen..................................................... vacuum and mop floor.</text:p>
            <text:p>1 bathroom............................................ sinks, mirrors, shower/bathtub, toilet and wastebasket,vacuum and mop floor. </text:p>
            <text:p>Entrance outside the garage................. sweep.</text:p>
            <text:p/>
            <text:p> Once every 4 weeks $100 cash</text:p>
            <text:p>I don't usually do this service for this budget. </text:p>
            <text:p>As you live in Champion Outskirts 9 minutes from my house there is no commuting charge.</text:p>
            <text:p>My experience is over 30 years in family homes. </text:p>
            <text:p/>
            <text:p>I can do the service this week at 8:00 am. </text:p>
            <text:p>I remember you that I speak very little English, but I have a translator on my cell phone.</text:p>
          </table:table-cell>
          <table:table-cell/>
        </table:table-row>
        <table:table-row table:style-name="ro16">
          <table:table-cell table:style-name="ce1" office:value-type="string" calcext:value-type="string">
            <text:p>Sherry Gordon </text:p>
          </table:table-cell>
          <table:table-cell table:style-name="ce1" office:value-type="string" calcext:value-type="string">
            <text:p>05/21/23</text:p>
          </table:table-cell>
          <table:table-cell table:style-name="ce1" office:value-type="string" calcext:value-type="string">
            <text:p><text:span text:style-name="T2">address of the  Salon.. 162 High St NE, Warren</text:span>162 High St NE, Warren </text:p>
          </table:table-cell>
          <table:table-cell table:style-name="ce1" office:value-type="float" office:value="3308567877" calcext:value-type="float">
            <text:p>3308567877</text:p>
          </table:table-cell>
          <table:table-cell office:value-type="string" calcext:value-type="string">
            <text:p>Hi Anna, I have a salon in downtown. Warren and I need to have it cleaned mainly dusting and stuff like that. Is there a possibility of getting it done this week?…. Limpiar el baño y aspirar y fregar . 2 horas. <text:s/>Con los productos de limpieza y aparatos</text:p>
          </table:table-cell>
          <table:table-cell office:value-type="string" calcext:value-type="string">
            <text:p>Hi, yes I can do it this week. Send me pictures. Do you have cleaning products? Do you have a vacuum and scrubber? ------El Domingo fui a ver el salon. </text:p>
            <text:p>Es para una limpieza a fondo entre 10 y 12 hs </text:p>
            <text:p> limpieza de mantenimiento 30 por hora</text:p>
            <text:p>Precio por limpieza a fondo 40 por hora</text:p>
            <text:p>En la limpieza a fondo, es necesario tener cajas para  poner todas las cosas y hacer un buen trabajo que te satisfaga y a tus clientes.</text:p>
          </table:table-cell>
          <table:table-cell table:style-name="ce50"/>
        </table:table-row>
        <table:table-row table:style-name="ro4">
          <table:table-cell table:style-name="ce1" office:value-type="string" calcext:value-type="string">
            <text:p>Greta Baker</text:p>
          </table:table-cell>
          <table:table-cell table:style-name="ce1" office:value-type="string" calcext:value-type="string">
            <text:p>05/21/23</text:p>
          </table:table-cell>
          <table:table-cell table:style-name="ce1" office:value-type="string" calcext:value-type="string">
            <text:p><text:s/></text:p>
          </table:table-cell>
          <table:table-cell table:style-name="ce1"/>
          <table:table-cell office:value-type="string" calcext:value-type="string">
            <text:p>I understand you do ironing; do you charge by the piece? Time? Am unable to iron more than one or two items at a time and have fallen very very behind… please advise </text:p>
          </table:table-cell>
          <table:table-cell office:value-type="string" calcext:value-type="string">
            <text:p>Hi. I have been ironing for about 28 years. </text:p>
            <text:p> When you have 40 pieces, $120 dollars. </text:p>
            <text:p>Includes ironing, gas and electricity </text:p>
            <text:p>I will need all the hangers  </text:p>
            <text:p>O</text:p>
            <text:p>You can bring the pieces to my house and then pick them up. Then it would be $100</text:p>
            <text:p/>
            <text:p>Another option is to come to your house every week for two hours $100</text:p>
            <text:p>I will need distilled water</text:p>
          </table:table-cell>
          <table:table-cell table:style-name="ce55"/>
        </table:table-row>
        <table:table-row table:style-name="ro1" table:number-rows-repeated="9">
          <table:table-cell table:style-name="ce1" table:number-columns-repeated="4"/>
          <table:table-cell table:number-columns-repeated="3"/>
        </table:table-row>
        <table:table-row table:style-name="ro1" table:number-rows-repeated="1048539">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14:07:26.413000000</meta:creation-date>
    <dc:date>2023-05-23T10:08:17.619000000</dc:date>
    <meta:editing-duration>PT32M37S</meta:editing-duration>
    <meta:editing-cycles>5</meta:editing-cycles>
    <meta:generator>LibreOffice/7.4.6.2$Windows_x86 LibreOffice_project/5b1f5509c2decdade7fda905e3e1429a67acd63d</meta:generator>
    <meta:document-statistic meta:table-count="1" meta:cell-count="120" meta:object-count="0"/>
  </office:meta>
</office:document-meta>
</file>